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master-page-name="HTML">
      <style:paragraph-properties style:page-number="auto"/>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7"/>
    <style:style style:name="P15" style:family="paragraph" style:parent-style-name="Text_20_body" style:list-style-name="L7">
      <style:paragraph-properties fo:margin-top="0cm" fo:margin-bottom="0cm" style:contextual-spacing="false"/>
    </style:style>
    <style:style style:name="P16" style:family="paragraph" style:parent-style-name="Text_20_body" style:list-style-name="L8"/>
    <style:style style:name="P17" style:family="paragraph" style:parent-style-name="Text_20_body" style:list-style-name="L8">
      <style:paragraph-properties fo:margin-top="0cm" fo:margin-bottom="0cm" style:contextual-spacing="false"/>
    </style:style>
    <style:style style:name="T1" style:family="text">
      <style:text-properties fo:background-color="#fff3cd" loext:char-shading-value="0" loext:padding-left="0.049cm" loext:padding-right="0cm" loext:padding-top="0cm" loext:padding-bottom="0cm" loext:border-left="3pt solid #f0a500" loext:border-right="none" loext:border-top="none" loext:border-bottom="non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ruksjoner for testleder – Director Task</text:p>
      <text:p text:style-name="Text_20_body"><text:span text:style-name="Emphasis">Til bruk med barn i 11-årsalderen. Les gjennom hele dokumentet før du starter.</text:span></text:p>
      <text:p text:style-name="P2"><text:span text:style-name="Strong_20_Emphasis"><text:span text:style-name="T1">Viktig:</text:span></text:span><text:span text:style-name="T1"> Dette er versjon 1.1 av dokumentasjonen. </text:span></text:p>
      <text:h text:style-name="Heading_20_2" text:outline-level="2">Installasjon (gjøres én gang per PC)</text:h>
      <text:list text:style-name="L1">
        <text:list-item>
          <text:p text:style-name="P4">Pakk ut ZIP-filen til <text:span text:style-name="Source_20_Text">C:\Users\Public\DirectorTask\</text:span>. </text:p>
        </text:list-item>
        <text:list-item>
          <text:p text:style-name="P3">Alle brukere på PC-en kan lese og skrive til denne mappen uten spesielle rettigheter. </text:p>
        </text:list-item>
      </text:list>
      <text:h text:style-name="Heading_20_2" text:outline-level="2">Før barnet kommer inn</text:h>
      <text:list text:style-name="L2">
        <text:list-item>
          <text:p text:style-name="P6">Åpne mappen <text:span text:style-name="Source_20_Text">C:\Users\Public\DirectorTask\</text:span> i Filutforsker. </text:p>
        </text:list-item>
        <text:list-item>
          <text:p text:style-name="P6">Dobbeltklikk på <text:span text:style-name="Source_20_Text">start.bat</text:span>. Et svart vindu åpner seg – la det stå åpent hele tiden. </text:p>
        </text:list-item>
        <text:list-item>
          <text:p text:style-name="P6">Nettleseren (Edge) åpner eksperimentet automatisk. </text:p>
        </text:list-item>
        <text:list-item>
          <text:p text:style-name="P6">Sjekk at lyden fungerer (volum passe høy, ikke for sterk). </text:p>
        </text:list-item>
        <text:list-item>
          <text:p text:style-name="P5">Finn ut hvilken testversjon neste deltaker skal ha (1–6, følg listen din). </text:p>
        </text:list-item>
      </text:list>
      <text:h text:style-name="Heading_20_2" text:outline-level="2">Når barnet sitter klart</text:h>
      <text:list text:style-name="L3">
        <text:list-item>
          <text:p text:style-name="P8">Sett deg ved siden av barnet, ikke rett bak. </text:p>
        </text:list-item>
        <text:list-item>
          <text:p text:style-name="P8">Forklar med egne ord (ca. slik): <text:line-break/><text:span text:style-name="Emphasis">«Du vil se et bilde av en bokhylle med ting i. Du vil høre en stemme som sier hva du skal gjøre med en av tingene. Klikk på det riktige objektet så fort du kan.»</text:span> </text:p>
        </text:list-item>
        <text:list-item>
          <text:p text:style-name="P8">Tast inn deltakernummer (bruk listen din) og velg riktig testversjon (1–6) i skjemaet på skjermen. </text:p>
        </text:list-item>
        <text:list-item>
          <text:p text:style-name="P7">La barnet trykke «Start» selv. </text:p>
        </text:list-item>
      </text:list>
      <text:h text:style-name="Heading_20_2" text:outline-level="2">Under øvingsforsøkene</text:h>
      <text:list text:style-name="L4">
        <text:list-item>
          <text:p text:style-name="P10">Det kommer 6 øvingsforsøk først. Her kan du hjelpe barnet hvis det er usikkert. </text:p>
        </text:list-item>
        <text:list-item>
          <text:p text:style-name="P10">Minn barnet på: «Klikk så fort du kan etter at du har hørt hva du skal gjøre.» </text:p>
        </text:list-item>
        <text:list-item>
          <text:p text:style-name="P9">Etter øvingen må barnet trykke <text:span text:style-name="Strong_20_Emphasis">mellomromstasten</text:span> for å starte de ekte forsøkene. </text:p>
        </text:list-item>
      </text:list>
      <text:h text:style-name="Heading_20_2" text:outline-level="2">Etter øvingsforsøkene</text:h>
      <text:list text:style-name="L5">
        <text:list-item>
          <text:p text:style-name="P11">Minn barnet på at nå begynner de ekte forsøkene og at det ikke er mulig å ta pause før den første delen er avsluttet </text:p>
        </text:list-item>
      </text:list>
      <text:h text:style-name="Heading_20_2" text:outline-level="2">Under de ekte forsøkene</text:h>
      <text:list text:style-name="L6">
        <text:list-item>
          <text:p text:style-name="P13">Sitt stille og unngå å kommentere svarene underveis. </text:p>
        </text:list-item>
        <text:list-item>
          <text:p text:style-name="P12"><text:soft-page-break/>Hvis barnet spør om svaret var riktig: svar «Det klarer jeg ikke å si, bare prøv ditt beste». </text:p>
        </text:list-item>
      </text:list>
      <text:h text:style-name="Heading_20_2" text:outline-level="2">Etter eksperimentet</text:h>
      <text:list text:style-name="L7">
        <text:list-item>
          <text:p text:style-name="P15">Datafilen lagres automatisk i mappen <text:span text:style-name="Source_20_Text">data\</text:span> inne i <text:span text:style-name="Source_20_Text">DirectorTask</text:span>-mappen. </text:p>
        </text:list-item>
        <text:list-item>
          <text:p text:style-name="P14">Filnavnet ser slik ut: <text:span text:style-name="Source_20_Text">director_[ID]_[dato].csv</text:span>. </text:p>
        </text:list-item>
      </text:list>
      <text:p text:style-name="P2"><text:span text:style-name="Strong_20_Emphasis"><text:span text:style-name="T1">Viktig:</text:span></text:span><text:span text:style-name="T1"> Ikke start to eksperimenter samtidig. Kontroller at riktig deltakernummer er skrevet inn – det kan ikke endres etterpå. </text:span></text:p>
      <text:h text:style-name="Heading_20_2" text:outline-level="2">Vanlige problemer</text:h>
      <text:list text:style-name="L8">
        <text:list-item>
          <text:p text:style-name="P17"><text:span text:style-name="Strong_20_Emphasis">Ingen lyd:</text:span> Sjekk at volumet er skrudd opp og at nettleseren ikke er dempet (høyreklikk på fanen). </text:p>
        </text:list-item>
        <text:list-item>
          <text:p text:style-name="P17"><text:span text:style-name="Strong_20_Emphasis">Siden laster ikke:</text:span> Kontroller at det svarte vinduet fremdeles er åpent. Hvis ikke: dobbeltklikk på <text:span text:style-name="Source_20_Text">start.bat</text:span> igjen. </text:p>
        </text:list-item>
        <text:list-item>
          <text:p text:style-name="P16"><text:span text:style-name="Strong_20_Emphasis">Eksperimentet stopper midt i:</text:span> Noter hvilket forsøk det var og kontakt prosjektleder.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n" fo:country="NO"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nn" fo:country="NO" style:font-name-asian="Noto Serif CJK SC" style:font-size-asian="12pt" style:language-asian="zh" style:country-asian="CN" style:font-name-complex="Noto Sans Devanagari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2cm" fo:margin-top="2cm" fo:margin-bottom="2cm" style:contextual-spacing="false"/>
      <style:text-properties style:font-name="Arial" fo:font-family="Arial, sans-serif" fo:font-size="12pt" style:font-name-asian="Arial" style:font-family-asian="Arial, sans-serif" style:font-size-asian="12pt" style:font-name-complex="Arial" style:font-family-complex="Arial, sans-serif" style:font-size-complex="12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style:font-name="Noto Sans" fo:font-family="'Noto Sans'"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Text_20_body" style:display-name="Text body" style:family="paragraph" style:parent-style-name="Standard" style:class="text">
      <style:paragraph-properties fo:margin-top="0cm" fo:margin-bottom="0.499cm" style:contextual-spacing="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3pt" fo:font-weight="bold" style:font-name-asian="Noto Serif CJK SC" style:font-family-asian="'Noto Serif CJK SC'" style:font-family-generic-asian="system" style:font-pitch-asian="variable" style:font-size-asian="13pt" style:font-weight-asian="bold" style:font-name-complex="Noto Sans Devanagari1" style:font-family-complex="'Noto Sans Devanagari'" style:font-family-generic-complex="system" style:font-pitch-complex="variable" style:font-size-complex="13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fo:background-color="#f0f0f0"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Endnote" style:page-layout-name="Mpm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nstruksjoner for testleder – Director Task </dc:title>
    <meta:document-statistic meta:table-count="0" meta:image-count="0" meta:object-count="0" meta:page-count="2" meta:paragraph-count="34" meta:word-count="381" meta:character-count="2259" meta:non-whitespace-character-count="1908"/>
    <meta:generator>LibreOffice/24.2.7.2$Linux_X86_64 LibreOffice_project/420$Build-2</meta:generator>
    <meta:user-defined meta:name=""/>
  </office:meta>
</office:document-meta>
</file>